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2-18_02-19-39_000.jpg</text:p>
          </table:table-cell>
          <table:table-cell table:style-name="ce27" office:value-type="string">
            <text:p>:m :PHOTO 寝た時刻 / 2022 / オナニー、了、duration=1.5時間ぐらい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寝た時刻 / 2022 / オナニー、了、duration=1.5時間ぐらい,other=~">
            <text:p>:m :PHOTO 寝た時刻 / 2022 / オナニー、了、duration=1.5時間ぐらい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2-12-19_12-49-10_000.jpg</text:p>
          </table:table-cell>
          <table:table-cell table:style-name="ce27" office:value-type="string">
            <text:p>:m #*# / memo:other(m:other) / topic=習字, about=~,other=~,id=~,content=重;量;県;租;税;除;街;地;郡;勢;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#*# / memo:other(m:other) / topic=習字, about=~,other=~,id=~,content=重;量;県;租;税;除;街;地;郡;勢;">
            <text:p>:m #*# / memo:other(m:other) / topic=習字, about=~,other=~,id=~,content=重;量;県;租;税;除;街;地;郡;勢;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2-12-17_21-21-09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2-19_13-55-48_000.jpg</text:p>
          </table:table-cell>
          <table:table-cell table:style-name="ce27" office:value-type="string">
            <text:p>:m 食べた物 </text:p>
          </table:table-cell>
          <table:table-cell table:style-name="ce20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19_10-39-04_000.jpg</text:p>
          </table:table-cell>
          <table:table-cell table:style-name="ce27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翌朝,id=2022-12-19_00-31-25_000.jpg</text:p>
          </table:table-cell>
          <table:table-cell table:style-name="ce28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翌朝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翌朝,id=2022-12-19_00-31-25_000.jpg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2-12-19_10-39-22_000.jpg</text:p>
          </table:table-cell>
          <table:table-cell table:style-name="ce27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翌朝,id=2022-12-19_00-31-25_000.jpg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翌朝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翌朝,id=2022-12-19_00-31-25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2-19_10-40-17_000.jpg</text:p>
          </table:table-cell>
          <table:table-cell table:style-name="ce27" office:value-type="string">
            <text:p>:PHOTO 記録 / 経過記録；作ったもの / food=焼酎漬け / material=レモン：１（瓶の側面：目安線）；ニンニク：３；生姜：２,liquor=麦焼酎：??ml,time=~,container=silver-cap-small / type=~,other=翌朝,id=2022-12-19_00-31-25_000.jpg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PHOTO 記録 / 経過記録；作ったもの / food=焼酎漬け / material=レモン：１（瓶の側面：目安線）；ニンニク：３；生姜：２,liquor=麦焼酎：??ml,time=~,container=silver-cap-small / type=~,other=翌朝,id=2022-12-19_00-31-25_000.jpg">
            <text:p>:PHOTO 記録 / 経過記録；作ったもの / food=焼酎漬け / material=レモン：１（瓶の側面：目安線）；ニンニク：３；生姜：２,liquor=麦焼酎：??ml,time=~,container=silver-cap-small / type=~,other=翌朝,id=2022-12-19_00-31-25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2-19_10-48-06_000.jpg</text:p>
          </table:table-cell>
          <table:table-cell table:style-name="ce20" office:value-type="string">
            <text:p>:m :th / topic=和田さんの件で、警察署へ文書を提出しようとすることについて、お母さんが「拘わらない方が」と発言したことに関して：その発言への批評 / content=,other=~ / lang=ja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:th / topic=和田さんの件で、警察署へ文書を提出しようとすることについて、お母さんが「拘わらない方が」と発言したことに関して：その発言への批評 / content=,other=~ / lang=ja">
            <text:p>:m :th / topic=和田さんの件で、警察署へ文書を提出しようとすることについて、お母さんが「拘わらない方が」と発言したことに関して：その発言への批評 / content=,other=~ / lang=ja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2-19_11-15-25_000.jpg</text:p>
          </table:table-cell>
          <table:table-cell table:style-name="ce27" office:value-type="string">
            <text:p>:m dessin,sketch / des. object=ネジアヤメ / genre=植物：花,source=~,location=~,other=~,memo~,found~,id=FJPP,occasion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dessin,sketch / des. object=ネジアヤメ / genre=植物：花,source=~,location=~,other=~,memo~,found~,id=FJPP,occasion=~">
            <text:p>:m dessin,sketch / des. object=ネジアヤメ / genre=植物：花,source=~,location=~,other=~,memo~,found~,id=FJPP,occasion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8" office:value-type="string">
            <text:p>2022-12-19_12-42-38_000.jpg</text:p>
          </table:table-cell>
          <table:table-cell table:style-name="ce27" office:value-type="string">
            <text:p>:m #*# RES / free / res-id=BDUU / theme=伊勢暴動 / genre=歴史：日本史,content=時系列、他 / session-number=~ / doc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#*# RES / free / res-id=BDUU / theme=伊勢暴動 / genre=歴史：日本史,content=時系列、他 / session-number=~ / doc=~,other=~">
            <text:p>:m #*# RES / free / res-id=BDUU / theme=伊勢暴動 / genre=歴史：日本史,content=時系列、他 / session-number=~ / doc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8" office:value-type="string">
            <text:p>2022-12-19_17-07-59_000.jpg</text:p>
          </table:table-cell>
          <table:table-cell table:style-name="ce27" office:value-type="string">
            <text:p>:m 1*2 RES / free / res-id=2H7S / theme=結晶格子：結晶間の距離 / genre=chimiya:obshshaya,content=~ / session-number=1 / doc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1*2 RES / free / res-id=2H7S / theme=結晶格子：結晶間の距離 / genre=chimiya:obshshaya,content=~ / session-number=1 / doc=~,other=~">
            <text:p>:m 1*2 RES / free / res-id=2H7S / theme=結晶格子：結晶間の距離 / genre=chimiya:obshshaya,content=~ / session-number=1 / doc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 office:value-type="string">
            <text:p>2022-12-19_17-08-19_000.jpg</text:p>
          </table:table-cell>
          <table:table-cell table:style-name="ce27" office:value-type="string">
            <text:p>:m 2*2 RES / free / res-id=2H7S / theme=結晶格子：結晶間の距離 / genre=chimiya:obshshaya,content=~ / session-number=1 / doc=~,other=~ / N+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2*2 RES / free / res-id=2H7S / theme=結晶格子：結晶間の距離 / genre=chimiya:obshshaya,content=~ / session-number=1 / doc=~,other=~ / N+">
            <text:p>:m 2*2 RES / free / res-id=2H7S / theme=結晶格子：結晶間の距離 / genre=chimiya:obshshaya,content=~ / session-number=1 / doc=~,other=~ / N+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2-12-19_17-48-35_000.jpg</text:p>
          </table:table-cell>
          <table:table-cell table:style-name="ce27" office:value-type="string">
            <text:p>:m RES 1*1 / free# JVEMV6 83#_64:1 / 83. chemistry / topics=『読み物　物理化学』：化学結合,w=結合半径,s=~,i=~,other=found+:結合半径：原子番号が増えると、半径は、より短くなる,next=~,doc=r-1-1~1.3:p.104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RES 1*1 / free# JVEMV6 83#_64:1 / 83. chemistry / topics=『読み物　物理化学』：化学結合,w=結合半径,s=~,i=~,other=found+:結合半径：原子番号が増えると、半径は、より短くなる,next=~,doc=r-1-1~1.3:p.104">
            <text:p>:m RES 1*1 / free# JVEMV6 83#_64:1 / 83. chemistry / topics=『読み物　物理化学』：化学結合,w=結合半径,s=~,i=~,other=found+:結合半径：原子番号が増えると、半径は、より短くなる,next=~,doc=r-1-1~1.3:p.104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0">2022/12/20</text:date>, <text:time>12:45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20T12:45:24.81</dc:date>
    <dc:creator>iwabuchi ken</dc:creator>
    <meta:editing-duration>P52DT3H56M19S</meta:editing-duration>
    <meta:editing-cycles>16751</meta:editing-cycles>
    <meta:document-statistic meta:table-count="2" meta:cell-count="921" meta:object-count="0"/>
    <meta:user-defined meta:name="qrichtext">1</meta:user-defined>
  </office:meta>
</office:document-meta>
</file>